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T1" style:family="text">
      <style:text-properties fo:background-color="#6666ff" loext:char-shading-value="0"/>
    </style:style>
    <style:style style:name="T2" style:family="text">
      <style:text-properties fo:background-color="#ff3333" loext:char-shading-value="0"/>
    </style:style>
    <style:style style:name="T3" style:family="text">
      <style:text-properties fo:background-color="#00cc33" loext:char-shading-value="0"/>
    </style:style>
    <style:style style:name="T4" style:family="text">
      <style:text-properties fo:background-color="#ffcc00" loext:char-shading-value="0"/>
    </style:style>
    <style:style style:name="T5" style:family="text">
      <style:text-properties fo:background-color="#ffffff" loext:char-shading-value="0"/>
    </style:style>
    <style:style style:name="T6"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e que tout le monde sais<text:line-break/></text:span><text:span text:style-name="T2">ce que tu sais</text:span><text:span text:style-name="T1"><text:line-break/></text:span><text:span text:style-name="T3">ce que les gens savent , et que tu apprend par ci par là</text:span><text:span text:style-name="T1"><text:line-break/></text:span><text:span text:style-name="T5">ce qui est la vérité ou sû de personne</text:span><text:span text:style-name="T1"><text:line-break/></text:span><text:span text:style-name="T4">ce qui est sû du nouveau roi</text:span><text:span text:style-name="T1"><text:line-break/><text:line-break/></text:span><text:span text:style-name="T5">personnages :<text:line-break/>ancien roi :Hulvïk (Abel) IV<text:line-break/>nouveau roi :Faelnhir (Estèphe ) VII<text:line-break/>renne :Elijah <text:line-break/>maitresse :<text:line-break/>Ministre :<text:line-break/>bibliothécaire : Baltazar<text:line-break/>chevalier :<text:line-break/>écuyer :<text:line-break/>servante :Agar<text:line-break/>cadette :Ezra<text:line-break/>Aîné :Venyamin <text:line-break/>benjamin :Zacharie <text:line-break/>toi :Caleb </text:span><text:span text:style-name="T1"><text:line-break/><text:line-break/>le roi meurt dans sa chambre, de nuit, sur sa chaise <text:s/>,le couteau qu'il t'avais offert pour tes 7ans planté dans le corps. L'autopsie rapide, (faite par le bibliothécaire, qui est le scientifique de la cour) trouve qu'il s'agit de la cause du décès. Étant donné que l'on t'as vu rôder dans les couloirs cette nuit là, bien que plaidant ton innocence, l'on te juge coupable lors d'un rapide procès, et te condamne a perpétuité dans les cachots.</text:span><text:span text:style-name="T6"><text:line-break/><text:line-break/></text:span><text:span text:style-name="T4">Le nouveau roi pense que c'est le ministre qui a fait du zèle avec le couteau , mais il ne lui en tient pas rigueur , ça lui arrange bien son affaire, car en fait , c'est lui qui lui a demandé (contre une forte somme d'argent ) de s'occuper de l'assassina, a partir d'un poison qu'il avait trouvé a un marchand étranger, quand il était encore méconnu. </text:span><text:span text:style-name="T5">Sauf que le ministre l'a délégué a la maîtresse , qui lui est fidèle , sans que ce nouveau roi n'en sache rien.<text:line-break/></text:span><text:span text:style-name="T1"><text:line-break/></text:span><text:span text:style-name="T3">un nouveau roi est arrivé, il s'agit du frère du roi qui avait légitimement le pouvoir a l'origine , mais qui avais disparu. Les gens le reconnaissent et il reprend le pouvoir. Peu après , le Ministre annonce sa démission, il était fidèle a l'ancien roi, pas a celui là, et se barre ,soit disant avec la maîtresse de l'ancien roi, qui disparais en même temps.Les gens te pensent au cachot. La renne aussi à disparu, il ne reste plus que les 3enfants royaux restants au château : les 2 fils aînés, et la cadette.<text:line-break/>Un chevalier errant fait son apparition 1 semaine après ces événements, accompagné de son écuyer<text:line-break/><text:line-break/></text:span><text:span text:style-name="T2">date qui coincide avec ta libération grace a ta petite sœur qui te crois innocente et a sa servante qui lui est fidèle. Celle ci vous apprend pour le chevalier, et au passage, <text:s/>qu'il la culbutai, lui prétendant de belles choses, mais que le voyant courtiser d'autres demoiselles , elle s'enrage contre lui, et décide de le voir dans sa chambre. Elle ne trouve a l'entrée de l'auberge que son écuyer , qui lui apprend qu'il est parti bien vite après avoir reçu une lettre, sans lui. </text:span><text:span text:style-name="T4">Ce qu'elle ne vous dis pas , c'est qu'elle a récupéré la lettre , auprès de l'écuyer , et a découvert qu'il s'agissait d'une missions, consistant en l'assassina du Ministre et de la Maîtresse , et sachant cela, (confirmant qu'il était un salaud) elle alla le dénoncer au nouveau roi , qui est en fait lui même le commendataire anonyme de cette lettre. Celui ci voit l'occasion parfaite pour condamner le chevalier et ainsi couvrir légalement ses traces et ne pas pouvoir être trahis.</text:span><text:span text:style-name="T5"> </text:span><text:span text:style-name="T2">Il est condamné à la pendaison après émasculation sur la place publique et son écuyer jugé l'avoir aidé, condamné au cachot , mais avant de mourir, prétend que c'est ce nouveau roi qui lui a ordonné de le faire, espérant sans doute que quelqu'un dans </text:span><text:soft-page-break/><text:span text:style-name="T2">l'assemblée le croie. Apprenant cela, tu vois une piste pour trouver le vrai tueur (se doutant qu'il s'agit du roi) et pars dans ses appartements chercher la lettre en question pour l'analyser. Tu as alors juste le temps de la trouver et de fuir avant que le roi ne revienne dans sa chambre.Une analyse approfondie de la lettre permet de découvrir que son expéditeur a bien utilisé du papier de la bibliothèque royale (le papier étant rare et cher , chaque page est marquée d'un symbole spécifique à l'expéditeur, et celui ci est exclusif au roi). C'est le bibliothécaire qui permet cela , et grâce à sa fidélité envers la renne, on découvre qu'il a réussis a la planquer en sentent le coup fourré, dans le grenier de la bibliothèque. Elle nous apprend alors qu'en revenant, dans sa chambre qu'elle partageais avec le roi , le soir du meurtre, elle y avait vu le 2eme frère planter le père avec le couteau et se barrer vite fait bien fait ( elle étant planqué). Donc tout le monde est choqué ,on croyais le frère du roi coupable (parmi les gentil) , mais il semblerai que ce soit le 2eme fils.</text:span><text:span text:style-name="T3"><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05T15:06:31.741000000</meta:creation-date>
    <dc:date>2019-01-28T16:15:03.96</dc:date>
    <meta:editing-duration>PT4H53M14S</meta:editing-duration>
    <meta:editing-cycles>27</meta:editing-cycles>
    <meta:generator>OpenOffice/4.1.5$Win32 OpenOffice.org_project/415m1$Build-9789</meta:generator>
    <dc:creator>Laurik Laurik</dc:creator>
    <meta:document-statistic meta:table-count="0" meta:image-count="0" meta:object-count="0" meta:page-count="2" meta:paragraph-count="1" meta:word-count="770" meta:character-count="4243"/>
  </office:meta>
</office:document-meta>
</file>